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f98a" officeooo:paragraph-rsid="0018f98a"/>
    </style:style>
    <style:style style:name="P2" style:family="paragraph" style:parent-style-name="Standard">
      <style:text-properties officeooo:rsid="0025cc7e" officeooo:paragraph-rsid="0025cc7e"/>
    </style:style>
    <style:style style:name="P3" style:family="paragraph" style:parent-style-name="Standard">
      <style:text-properties officeooo:rsid="0025cc7e" officeooo:paragraph-rsid="00335930"/>
    </style:style>
    <style:style style:name="P4" style:family="paragraph" style:parent-style-name="Standard">
      <style:text-properties officeooo:rsid="0025cc7e" officeooo:paragraph-rsid="003b0cba"/>
    </style:style>
    <style:style style:name="P5" style:family="paragraph" style:parent-style-name="Standard">
      <style:text-properties officeooo:rsid="0025cc7e" officeooo:paragraph-rsid="00435fa0"/>
    </style:style>
    <style:style style:name="P6" style:family="paragraph" style:parent-style-name="Standard">
      <style:text-properties officeooo:rsid="0025cc7e" officeooo:paragraph-rsid="004f3fe0"/>
    </style:style>
    <style:style style:name="P7" style:family="paragraph" style:parent-style-name="Standard">
      <style:text-properties officeooo:rsid="00335930" officeooo:paragraph-rsid="00335930"/>
    </style:style>
    <style:style style:name="P8" style:family="paragraph" style:parent-style-name="Standard">
      <style:text-properties officeooo:rsid="00335930" officeooo:paragraph-rsid="003c2e1f"/>
    </style:style>
    <style:style style:name="P9" style:family="paragraph" style:parent-style-name="Standard">
      <style:text-properties officeooo:rsid="00335930" officeooo:paragraph-rsid="003d58c0"/>
    </style:style>
    <style:style style:name="P10" style:family="paragraph" style:parent-style-name="Standard">
      <style:text-properties officeooo:rsid="00335930" officeooo:paragraph-rsid="004614ea"/>
    </style:style>
    <style:style style:name="P11" style:family="paragraph" style:parent-style-name="Standard">
      <style:text-properties officeooo:rsid="00335930" officeooo:paragraph-rsid="004f3fe0"/>
    </style:style>
    <style:style style:name="P12" style:family="paragraph" style:parent-style-name="Standard">
      <style:text-properties officeooo:rsid="00343def" officeooo:paragraph-rsid="00343def"/>
    </style:style>
    <style:style style:name="P13" style:family="paragraph" style:parent-style-name="Standard">
      <style:text-properties officeooo:rsid="00343def" officeooo:paragraph-rsid="0034bfd0"/>
    </style:style>
    <style:style style:name="P14" style:family="paragraph" style:parent-style-name="Standard">
      <style:text-properties officeooo:rsid="003d9a80" officeooo:paragraph-rsid="003d9a80"/>
    </style:style>
    <style:style style:name="P15" style:family="paragraph" style:parent-style-name="Standard">
      <style:text-properties officeooo:rsid="003d9a80" officeooo:paragraph-rsid="0049a921"/>
    </style:style>
    <style:style style:name="P16" style:family="paragraph" style:parent-style-name="Standard">
      <style:text-properties officeooo:rsid="004469a9" officeooo:paragraph-rsid="004469a9"/>
    </style:style>
    <style:style style:name="P17" style:family="paragraph" style:parent-style-name="Standard">
      <style:text-properties officeooo:rsid="004cd9e9" officeooo:paragraph-rsid="004cd9e9"/>
    </style:style>
    <style:style style:name="P18" style:family="paragraph" style:parent-style-name="Standard">
      <style:text-properties officeooo:rsid="004cd9e9" officeooo:paragraph-rsid="00502766"/>
    </style:style>
    <style:style style:name="T1" style:family="text">
      <style:text-properties officeooo:rsid="00343def"/>
    </style:style>
    <style:style style:name="T2" style:family="text">
      <style:text-properties officeooo:rsid="0034bfd0"/>
    </style:style>
    <style:style style:name="T3" style:family="text">
      <style:text-properties officeooo:rsid="003d9a80"/>
    </style:style>
    <style:style style:name="T4" style:family="text">
      <style:text-properties officeooo:rsid="0025cc7e"/>
    </style:style>
    <style:style style:name="T5" style:family="text">
      <style:text-properties officeooo:rsid="004469a9"/>
    </style:style>
    <style:style style:name="T6" style:family="text">
      <style:text-properties officeooo:rsid="004cd9e9"/>
    </style:style>
    <style:style style:name="T7" style:family="text">
      <style:text-properties officeooo:rsid="00502766"/>
    </style:style>
    <style:style style:name="T8" style:family="text">
      <style:text-properties officeooo:rsid="0051f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涉及多线程、多进程编程时，同步问题是不可避免的。在不同的操作系统或者项目中，都有自独特的同步手法，不过同步原理基本相同。在Android系统中，封装了几个同步类，下面来看一下这些同步类的源码是如何实现的。</text:p>
      <text:p text:style-name="P2">1、Mutex</text:p>
      <text:p text:style-name="P3">Mutex是个互斥锁，即MUTual EXclusion，对pthread的mutex进行了简单的封装，内部还有个嵌套类AutoLock，从名字上就可以看出这个类的功能是自动加锁解锁，使用原理正是基于变量的生命周期，对象创建时加锁，销毁时解锁。</text:p>
      <text:p text:style-name="P3">Android中Mutex的源码路径为：</text:p>
      <text:p text:style-name="P7">system/core/include/utils/Mutex.h</text:p>
      <text:p text:style-name="P7">下面分析一下Mutex的源码实现。</text:p>
      <text:p text:style-name="P7">// Mutex.<text:span text:style-name="T1">h</text:span></text:p>
      <text:p text:style-name="P12">2、Condition</text:p>
      <text:p text:style-name="P13">Condition条件变量同样是对pthread的条件变量进行了封装<text:span text:style-name="T2">，不过具体实现还使用了Mutex。当条件满足时直接返回，继续执行未完成的操作，否则就会等待，直到条件满足而被唤醒。</text:span></text:p>
      <text:p text:style-name="P4">Android中<text:span text:style-name="T1">Condition</text:span>的源码路径为：</text:p>
      <text:p text:style-name="P8">system/core/include/utils/<text:span text:style-name="T1">Condition</text:span>.h</text:p>
      <text:p text:style-name="P9">下面分析一下<text:span text:style-name="T1">Condition</text:span>的源码实现。</text:p>
      <text:p text:style-name="P9">// <text:span text:style-name="T1">Condition</text:span>.<text:span text:style-name="T1">h</text:span></text:p>
      <text:p text:style-name="P17">3、RWLock</text:p>
      <text:p text:style-name="P18">RWLock即读写锁<text:span text:style-name="T7">，同样是对pthread的rwlock进行了封装，基本原理是可以多个线程占用读锁，但是只能一个线程占用写锁。</text:span></text:p>
      <text:p text:style-name="P6">Android中<text:span text:style-name="T6">RWLock</text:span>的源码路径为：</text:p>
      <text:p text:style-name="P11">system/core/include/utils/<text:span text:style-name="T6">RWLock</text:span>.h</text:p>
      <text:p text:style-name="P11">下面分析一下<text:span text:style-name="T6">RWLock</text:span>的源码实现<text:span text:style-name="T8">，代码结构与Mutex的很相似</text:span>。</text:p>
      <text:p text:style-name="P11">// <text:span text:style-name="T6">RWLock</text:span>.<text:span text:style-name="T1">h</text:span></text:p>
      <text:p text:style-name="P14"><text:span text:style-name="T6">4</text:span>、Barrier</text:p>
      <text:p text:style-name="P15">Barrier是基于<text:span text:style-name="T4">Mutex和Condition实现的一个模型，专门为SurfaceFlinger设计，用起来更加简单，而不是像Mutex和Condition那样作为一个通用的Utility。</text:span></text:p>
      <text:p text:style-name="P5">Android中<text:span text:style-name="T3">Barrier</text:span>的源码路径为：</text:p>
      <text:p text:style-name="P16">framework/native/services/surfaceflinger/Barrier.h</text:p>
      <text:p text:style-name="P10">下面分析一下<text:span text:style-name="T5">Barrier </text:span>的源码实现。</text:p>
      <text:p text:style-name="P10">// <text:span text:style-name="T5">Barrier</text:span>.<text:span text:style-name="T1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7:23:44.731105433</meta:creation-date>
    <dc:date>2016-01-15T17:14:11.258808909</dc:date>
    <meta:editing-duration>PT6H18M12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480" meta:character-count="891" meta:non-whitespace-character-count="885"/>
  </office:meta>
</office:document-meta>
</file>